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6.57489583333333cm"/>
    </style:style>
    <style:style style:name="co2" style:family="table-column">
      <style:table-column-properties fo:break-before="auto" style:column-width="2.262187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mogene_infill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Remplissage_linéaire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2">
            <text:p>Nb ligne Totale (parametre) :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24" table:style-name="ce2">
            <text:p>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Nb ligne d’interet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asse Totale (g)</text:p>
          </table:table-cell>
          <table:table-cell office:value-type="float" office:value="5.0199999999999996" table:style-name="ce2">
            <text:p>5,02</text:p>
          </table:table-cell>
          <table:table-cell office:value-type="float" office:value="5.28" table:style-name="ce2">
            <text:p>5,28</text:p>
          </table:table-cell>
          <table:table-cell office:value-type="float" office:value="5.75" table:style-name="ce2">
            <text:p>5,75</text:p>
          </table:table-cell>
          <table:table-cell office:value-type="float" office:value="6.07" table:style-name="ce2">
            <text:p>6,07</text:p>
          </table:table-cell>
          <table:table-cell office:value-type="float" office:value="6.52" table:style-name="ce2">
            <text:p>6,52</text:p>
          </table:table-cell>
          <table:table-cell office:value-type="float" office:value="6.77" table:style-name="ce2">
            <text:p>6,77</text:p>
          </table:table-cell>
          <table:table-cell office:value-type="float" office:value="7.16" table:style-name="ce2">
            <text:p>7,16</text:p>
          </table:table-cell>
          <table:table-cell office:value-type="float" office:value="8.8000000000000007" table:style-name="ce2">
            <text:p>8,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ensité (g/m⁻2)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2">
            <text:p>Module de Young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2">
          <table:table-cell office:value-type="string" table:style-name="ce2">
            <text:p>…..</text:p>
          </table:table-cell>
          <table:table-cell table:number-columns-repeated="8" table:style-name="ce2"/>
          <table:table-cell table:number-columns-repeated="16375"/>
        </table:table-row>
        <table:table-row table:style-name="ro3">
          <table:table-cell table:number-columns-repeated="9" table:style-name="ce2"/>
          <table:table-cell table:number-columns-repeated="16375"/>
        </table:table-row>
        <table:table-row table:style-name="ro1">
          <table:table-cell office:value-type="string" table:style-name="ce2">
            <text:p>Masse d’une ligne <text:s/>:</text:p>
          </table:table-cell>
          <table:table-cell office:value-type="string" table:style-name="ce2">
            <text:p>A completer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string" table:style-name="ce2">
            <text:p>Surface de la section (mm²):</text:p>
          </table:table-cell>
          <table:table-cell office:value-type="float" office:value="50" table:formula="of:=[.B31]" table:style-name="ce2">
            <text:p>50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office:value-type="string" table:style-name="ce2">
            <text:p>Pavage_triangulaire :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2">
            <text:p>Nombre de branche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Masse Totale (g)</text:p>
          </table:table-cell>
          <table:table-cell office:value-type="float" office:value="2" table:style-name="ce2">
            <text:p>2</text:p>
          </table:table-cell>
          <table:table-cell office:value-type="float" office:value="2.2599999999999998" table:style-name="ce2">
            <text:p>2,26</text:p>
          </table:table-cell>
          <table:table-cell office:value-type="float" office:value="2.72" table:style-name="ce2">
            <text:p>2,72</text:p>
          </table:table-cell>
          <table:table-cell office:value-type="float" office:value="3.61" table:style-name="ce2">
            <text:p>3,61</text:p>
          </table:table-cell>
          <table:table-cell office:value-type="float" office:value="5.41" table:style-name="ce2">
            <text:p>5,4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Densité (g/m⁻2)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2">
            <text:p>Longueur maximale (mm)</text:p>
          </table:table-cell>
          <table:table-cell table:number-columns-repeated="5" table:style-name="ce2"/>
          <table:table-cell office:value-type="string" table:style-name="ce2">
            <text:p>Données expérimentales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2">
            <text:p>Contrainte maximale d’elasticité (Mpa)</text:p>
          </table:table-cell>
          <table:table-cell table:number-columns-repeated="5" table:style-name="ce2"/>
          <table:table-cell office:value-type="string" table:style-name="ce2">
            <text:p>Données expérimentales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2">
            <text:p>Contrainte maximale de rupture (Mpa)</text:p>
          </table:table-cell>
          <table:table-cell table:number-columns-repeated="5" table:style-name="ce2"/>
          <table:table-cell office:value-type="string" table:style-name="ce2">
            <text:p>Données expérimentales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2">
            <text:p>Allongement relatif</text:p>
          </table:table-cell>
          <table:table-cell office:value-type="float" office:value="-1.875" table:formula="of:=([.B17]-[.$B24])/[.$B28]" table:style-name="ce2">
            <text:p>-1,875</text:p>
          </table:table-cell>
          <table:table-cell office:value-type="float" office:value="-1.875" table:formula="of:=([.C17]-[.$B24])/[.$B28]" table:style-name="ce2">
            <text:p>-1,875</text:p>
          </table:table-cell>
          <table:table-cell office:value-type="float" office:value="-1.875" table:formula="of:=([.D17]-[.$B24])/[.$B28]" table:style-name="ce2">
            <text:p>-1,875</text:p>
          </table:table-cell>
          <table:table-cell office:value-type="float" office:value="-1.875" table:formula="of:=([.E17]-[.$B24])/[.$B28]" table:style-name="ce2">
            <text:p>-1,875</text:p>
          </table:table-cell>
          <table:table-cell office:value-type="float" office:value="-1.875" table:formula="of:=([.F17]-[.$B24])/[.$B28]" table:style-name="ce2">
            <text:p>-1,87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Module de Young (Mpa)</text:p>
          </table:table-cell>
          <table:table-cell office:value-type="float" office:value="0" table:formula="of:=[.B18]/[.B20]" table:style-name="ce2">
            <text:p>0</text:p>
          </table:table-cell>
          <table:table-cell office:value-type="float" office:value="0" table:formula="of:=[.C18]/[.C20]" table:style-name="ce2">
            <text:p>0</text:p>
          </table:table-cell>
          <table:table-cell office:value-type="float" office:value="0" table:formula="of:=[.D18]/[.D20]" table:style-name="ce2">
            <text:p>0</text:p>
          </table:table-cell>
          <table:table-cell office:value-type="float" office:value="0" table:formula="of:=[.E18]/[.E20]" table:style-name="ce2">
            <text:p>0</text:p>
          </table:table-cell>
          <table:table-cell office:value-type="float" office:value="0" table:formula="of:=[.F18]/[.F20]" table:style-name="ce2">
            <text:p>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office:value-type="string" table:style-name="ce2">
            <text:p>Caractéristiques de l’eprouvette :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2">
            <text:p>Longueur totale (mm)</text:p>
          </table:table-cell>
          <table:table-cell office:value-type="float" office:value="150" table:style-name="ce2">
            <text:p>150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string" table:style-name="ce2">
            <text:p>Largeur totale (mm)</text:p>
          </table:table-cell>
          <table:table-cell office:value-type="float" office:value="20" table:style-name="ce2">
            <text:p>20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string" table:style-name="ce2">
            <text:p>Hauteur totale (mm)</text:p>
          </table:table-cell>
          <table:table-cell office:value-type="float" office:value="4" table:style-name="ce2">
            <text:p>4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string" table:style-name="ce2">
            <text:p>Section aux extremités (mm²)</text:p>
          </table:table-cell>
          <table:table-cell office:value-type="float" office:value="80" table:formula="of:=[.B25]*[.B26]" table:style-name="ce2">
            <text:p>80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string" table:style-name="ce2">
            <text:p>Longueur soumise à la traction (mm)</text:p>
          </table:table-cell>
          <table:table-cell office:value-type="float" office:value="80" table:style-name="ce2">
            <text:p>80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string" table:style-name="ce2">
            <text:p>Largeur soumise à la traction (mm)</text:p>
          </table:table-cell>
          <table:table-cell office:value-type="float" office:value="12.5" table:style-name="ce2">
            <text:p>12,5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string" table:style-name="ce2">
            <text:p>Hauteur soumise à la traction (mm)</text:p>
          </table:table-cell>
          <table:table-cell office:value-type="float" office:value="4" table:style-name="ce2">
            <text:p>4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string" table:style-name="ce2">
            <text:p>Section soumise à la traction (mm²)</text:p>
          </table:table-cell>
          <table:table-cell office:value-type="float" office:value="50" table:formula="of:=[.B29]*[.B30]" table:style-name="ce2">
            <text:p>50</text:p>
          </table:table-cell>
          <table:table-cell table:number-columns-repeated="7" table:style-name="ce2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3" table:number-columns-repeated="16383" table:default-cell-style-name="ce1"/>
        <table:table-row table:style-name="ro1">
          <table:table-cell table:style-name="ce2"/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6600"/>
    </style:style>
    <style:style style:name="Heading" style:family="table-cell" style:data-style-name="N0"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ext-properties fo:color="#0000EE" style:text-underline-style="solid" style:text-underline-type="single"/>
    </style:style>
    <style:style style:name="Neutral" style:family="table-cell" style:data-style-name="N0">
      <style:table-cell-properties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fo:background-color="#FFFFCC"/>
      <style:text-properties fo:color="#333333"/>
    </style:style>
    <style:style style:name="Result" style:family="table-cell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/>
    <style:style style:name="Text" style:family="table-cell" style:data-style-name="N0"/>
    <style:style style:name="Warning" style:family="table-cell" style:data-style-name="N0"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429</meta:generator>
    <dc:creator>Oscar Thomas</dc:creator>
    <meta:creation-date>2024-11-17T14:54:12Z</meta:creation-date>
    <dc:date>2025-02-19T15:13:22Z</dc:date>
    <meta:editing-cycles>3</meta:editing-cycles>
    <meta:editing-duration>PT2863S</meta:editing-duration>
  </office:meta>
</office:document-meta>
</file>